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96pt"/>
    </style:style>
    <style:style style:name="co2" style:family="table-column">
      <style:table-column-properties fo:break-before="auto" style:column-width="57.86pt"/>
    </style:style>
    <style:style style:name="co3" style:family="table-column">
      <style:table-column-properties fo:break-before="auto" style:column-width="380.5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86.01pt"/>
    </style:style>
    <style:style style:name="co6" style:family="table-column">
      <style:table-column-properties fo:break-before="auto" style:column-width="10.8pt"/>
    </style:style>
    <style:style style:name="co7" style:family="table-column">
      <style:table-column-properties fo:break-before="auto" style:column-width="168.24pt"/>
    </style:style>
    <style:style style:name="co8" style:family="table-column">
      <style:table-column-properties fo:break-before="auto" style:column-width="36.26pt"/>
    </style:style>
    <style:style style:name="co9" style:family="table-column">
      <style:table-column-properties fo:break-before="auto" style:column-width="49.41pt"/>
    </style:style>
    <style:style style:name="co10" style:family="table-column">
      <style:table-column-properties fo:break-before="auto" style:column-width="31.66pt"/>
    </style:style>
    <style:style style:name="co11" style:family="table-column">
      <style:table-column-properties fo:break-before="auto" style:column-width="33.14pt"/>
    </style:style>
    <style:style style:name="co12" style:family="table-column">
      <style:table-column-properties fo:break-before="auto" style:column-width="43.2pt"/>
    </style:style>
    <style:style style:name="co13" style:family="table-column">
      <style:table-column-properties fo:break-before="auto" style:column-width="52.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8.05pt" fo:break-before="auto" style:use-optimal-row-height="true"/>
    </style:style>
    <style:style style:name="ro3" style:family="table-row">
      <style:table-row-properties style:row-height="59.7pt" fo:break-before="auto" style:use-optimal-row-height="true"/>
    </style:style>
    <style:style style:name="ro4" style:family="table-row">
      <style:table-row-properties style:row-height="36.4pt" fo:break-before="auto" style:use-optimal-row-height="true"/>
    </style:style>
    <style:style style:name="ro5" style:family="table-row">
      <style:table-row-properties style:row-height="24.75pt" fo:break-before="auto" style:use-optimal-row-height="true"/>
    </style:style>
    <style:style style:name="ro6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able-cell-properties style:vertical-align="top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font-name="Arial" style:font-name-asian="Lucida Sans Unicode" style:language-asian="zxx" style:country-asian="none" style:font-name-complex="Tahoma" style:language-complex="zxx" style:country-complex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style:font-name-asian="Lucida Sans Unicode" style:language-asian="zxx" style:country-asian="none" style:font-name-complex="Tahoma" style:language-complex="zxx" style:country-complex="none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0" style:family="table-cell" style:parent-style-name="Default">
      <style:text-properties fo:color="#ce181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de Lis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MRBus Node Assignment Lis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Copper River &amp; Northwestern Railway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HW Type</text:p>
          </table:table-cell>
          <table:table-cell table:style-name="ce5" office:value-type="string" calcext:value-type="string">
            <text:p>Description</text:p>
          </table:table-cell>
        </table:table-row>
        <table:table-row table:style-name="ro1">
          <table:table-cell table:style-name="ce4" office:value-type="string" calcext:value-type="string">
            <text:p>0x10</text:p>
          </table:table-cell>
          <table:table-cell office:value-type="string" calcext:value-type="string">
            <text:p>MRB-GIO</text:p>
          </table:table-cell>
          <table:table-cell table:style-name="ce6" office:value-type="string" calcext:value-type="string">
            <text:p>Circuit Breaker Monitor</text:p>
          </table:table-cell>
        </table:table-row>
        <table:table-row table:style-name="ro1">
          <table:table-cell table:style-name="ce3" table:number-columns-repeated="2"/>
          <table:table-cell table:style-name="ce5"/>
        </table:table-row>
        <table:table-row table:style-name="ro1">
          <table:table-cell table:style-name="ce4" office:value-type="string" calcext:value-type="string">
            <text:p>0x20</text:p>
          </table:table-cell>
          <table:table-cell office:value-type="string" calcext:value-type="string">
            <text:p>MRB-BD4</text:p>
          </table:table-cell>
          <table:table-cell table:style-name="ce6" office:value-type="string" calcext:value-type="string">
            <text:p>Nicolai Jct BD4</text:p>
          </table:table-cell>
        </table:table-row>
        <table:table-row table:style-name="ro1">
          <table:table-cell table:style-name="ce4" office:value-type="string" calcext:value-type="string">
            <text:p>0x21</text:p>
          </table:table-cell>
          <table:table-cell office:value-type="string" calcext:value-type="string">
            <text:p>MRB-BD4</text:p>
          </table:table-cell>
          <table:table-cell table:style-name="ce6" office:value-type="string" calcext:value-type="string">
            <text:p>McCarthy BD4 (4 channels)</text:p>
          </table:table-cell>
        </table:table-row>
        <table:table-row table:style-name="ro1">
          <table:table-cell table:style-name="ce4" office:value-type="string" calcext:value-type="string">
            <text:p>0x22</text:p>
          </table:table-cell>
          <table:table-cell office:value-type="string" calcext:value-type="string">
            <text:p>MRB-BD4</text:p>
          </table:table-cell>
          <table:table-cell table:style-name="ce6" office:value-type="string" calcext:value-type="string">
            <text:p>Kuskulana BD4 (4 channels)</text:p>
          </table:table-cell>
        </table:table-row>
        <table:table-row table:style-name="ro1">
          <table:table-cell table:style-name="ce4" office:value-type="string" calcext:value-type="string">
            <text:p>0x23</text:p>
          </table:table-cell>
          <table:table-cell office:value-type="string" calcext:value-type="string">
            <text:p>MRB-BD4</text:p>
          </table:table-cell>
          <table:table-cell table:style-name="ce6" office:value-type="string" calcext:value-type="string">
            <text:p>Strelna BD4 (4 channels)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Chitina BD4 (8 channels)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Abercrombie BD4 (8 channels)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Helix BD4 (4 channels)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Alaganik BD4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Eyak BD4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MRB-BD4</text:p>
          </table:table-cell>
          <table:table-cell office:value-type="string" calcext:value-type="string">
            <text:p>North Cordova BD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MRB-CSCN</text:p>
          </table:table-cell>
          <table:table-cell office:value-type="string" calcext:value-type="string">
            <text:p>Strelna CTC Siding Node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MRB-CSCN</text:p>
          </table:table-cell>
          <table:table-cell office:value-type="string" calcext:value-type="string">
            <text:p>Abercrombie CTC Siding Node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MRB-CP2</text:p>
          </table:table-cell>
          <table:table-cell office:value-type="string" calcext:value-type="string">
            <text:p>Katalla Jct CTC Control Point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MRB-CSCN</text:p>
          </table:table-cell>
          <table:table-cell office:value-type="string" calcext:value-type="string">
            <text:p>Alaganik CTC Siding Node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MRB-CSCN</text:p>
          </table:table-cell>
          <table:table-cell office:value-type="string" calcext:value-type="string">
            <text:p>Eyak CTC Siding Nod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MRB-ABS</text:p>
          </table:table-cell>
          <table:table-cell office:value-type="string" calcext:value-type="string">
            <text:p>Miles Glacier Intermediate ABS Node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MRB-ABS</text:p>
          </table:table-cell>
          <table:table-cell office:value-type="string" calcext:value-type="string">
            <text:p>Kuskulana Intermediate ABS Node</text:p>
          </table:table-cell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MRB-ABS</text:p>
          </table:table-cell>
          <table:table-cell office:value-type="string" calcext:value-type="string">
            <text:p>Gilahina Intermediate ABS Nod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0xFE</text:p>
          </table:table-cell>
          <table:table-cell office:value-type="string" calcext:value-type="string">
            <text:p>MRB-CI2</text:p>
          </table:table-cell>
          <table:table-cell office:value-type="string" calcext:value-type="string">
            <text:p>Computer interface attached to crnw.drgw.net</text:p>
          </table:table-cell>
        </table:table-row>
        <table:table-row table:style-name="ro1" table:number-rows-repeated="104854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0x10-PSX Monitor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PSX Circuit Breaker Moni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1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2">
          <table:table-cell table:style-name="ce5"/>
          <table:table-cell/>
          <table:table-cell table:style-name="ce18" office:value-type="string" calcext:value-type="string">
            <text:p>Helix</text:p>
            <text:p> - Tiekel Block</text:p>
            <text:p> - Uranatina Block</text:p>
            <text:p> - Bremner Block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style-name="ce20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3">
          <table:table-cell table:style-name="ce5"/>
          <table:table-cell/>
          <table:table-cell table:style-name="ce18" office:value-type="string" calcext:value-type="string">
            <text:p>Gilahina to Kotsina</text:p>
            <text:p> - Kotsina Block</text:p>
            <text:p> - Strelna (CPs, main, siding, yard)</text:p>
            <text:p> - Kuskulana Block</text:p>
            <text:p> - Chokosna Block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20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4">
          <table:table-cell table:style-name="ce5"/>
          <table:table-cell/>
          <table:table-cell table:style-name="ce18" office:value-type="string" calcext:value-type="string">
            <text:p>Chitina to Kotsina</text:p>
            <text:p> - Chitina CPs, Main, Siding</text:p>
            <text:p><text:span text:style-name="T1"> - Third Crossing Block OCC</text:span>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20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/>
          <table:table-cell table:style-name="ce18"/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" calcext:value-type="float">
            <text:p>3</text:p>
          </table:table-cell>
          <table:table-cell table:style-name="ce20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/>
          <table:table-cell table:style-name="ce18"/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20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/>
          <table:table-cell table:style-name="ce18"/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20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/>
          <table:table-cell table:style-name="ce18"/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number-columns-repeated="2" table:style-name="ce19" office:value-type="float" office:value="6" calcext:value-type="float">
            <text:p>6</text:p>
          </table:table-cell>
          <table:table-cell table:style-name="ce20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/>
          <table:table-cell table:style-name="ce18"/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7" calcext:value-type="float">
            <text:p>7</text:p>
          </table:table-cell>
          <table:table-cell table:style-name="ce20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/>
          <table:table-cell table:style-name="ce18"/>
          <table:table-cell table:style-name="ce19" table:number-columns-repeated="4"/>
          <table:table-cell table:style-name="ce18"/>
          <table:table-cell/>
        </table:table-row>
        <table:table-row table:style-name="ro5">
          <table:table-cell table:number-columns-repeated="2"/>
          <table:table-cell table:style-name="ce18" office:value-type="string" calcext:value-type="string">
            <text:p>Nizina Branch</text:p>
            <text:p> - Workbench Staging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0" calcext:value-type="float">
            <text:p>0</text:p>
          </table:table-cell>
          <table:table-cell table:style-name="ce20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3">
          <table:table-cell table:number-columns-repeated="2"/>
          <table:table-cell table:style-name="ce18" office:value-type="string" calcext:value-type="string">
            <text:p>Kennecott to Gilahina</text:p>
            <text:p> - Gilahina Block</text:p>
            <text:p> - McCarthy (CP, main 1, main 2)</text:p>
            <text:p> - Nicolai Jct</text:p>
            <text:p> - Kennecott (main 1, main 2)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20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string" calcext:value-type="string">
            <text:p>McCarthy Yard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20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2">
          <table:table-cell table:number-columns-repeated="2"/>
          <table:table-cell table:style-name="ce18" office:value-type="string" calcext:value-type="string">
            <text:p>Katalla Jct to N Abercrombie</text:p>
            <text:p> - Miles Glacier Block</text:p>
            <text:p> - Copper River Br Block</text:p>
            <text:p> - Abercrombie (CPs, main, siding)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3" calcext:value-type="float">
            <text:p>3</text:p>
          </table:table-cell>
          <table:table-cell table:style-name="ce20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2">
          <table:table-cell table:number-columns-repeated="2"/>
          <table:table-cell table:style-name="ce18" office:value-type="string" calcext:value-type="string">
            <text:p>N Eyak to Katalla Jct</text:p>
            <text:p> - Sheridan Block</text:p>
            <text:p> - Mudhole Block</text:p>
            <text:p> - Alaganik (CPs, main, siding)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4" calcext:value-type="float">
            <text:p>4</text:p>
          </table:table-cell>
          <table:table-cell table:style-name="ce20" table:formula="of:=DEC2HEX([.F18] + ([.G18] * 32); 2)" office:value-type="string" office:string-value="87" calcext:value-type="string">
            <text:p>87</text:p>
          </table:table-cell>
          <table:table-cell/>
        </table:table-row>
        <table:table-row table:style-name="ro5">
          <table:table-cell table:number-columns-repeated="2"/>
          <table:table-cell table:style-name="ce18" office:value-type="string" calcext:value-type="string">
            <text:p>Cordova to N Eyak</text:p>
            <text:p> - Eyak (CPs, main, siding)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5" calcext:value-type="float">
            <text:p>5</text:p>
          </table:table-cell>
          <table:table-cell table:style-name="ce20" table:formula="of:=DEC2HEX([.F19] + ([.G19] * 32); 2)" office:value-type="string" office:string-value="A7" calcext:value-type="string">
            <text:p>A7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string" calcext:value-type="string">
            <text:p>Eyak Yard Power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style-name="ce19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20" table:formula="of:=DEC2HEX([.F20] + ([.G20] * 32); 2)" office:value-type="string" office:string-value="C7" calcext:value-type="string">
            <text:p>C7</text:p>
          </table:table-cell>
          <table:table-cell/>
        </table:table-row>
        <table:table-row table:style-name="ro1">
          <table:table-cell table:number-columns-repeated="2"/>
          <table:table-cell table:style-name="ce18" office:value-type="string" calcext:value-type="string">
            <text:p>Cordova Yard Power</text:p>
          </table:table-cell>
          <table:table-cell table:style-name="ce19" table:formula="of:=[.$C$2]" office:value-type="string" office:string-value="0x10" calcext:value-type="string">
            <text:p>0x10</text:p>
          </table:table-cell>
          <table:table-cell table:style-name="ce19" office:value-type="string" calcext:value-type="string">
            <text:p>0x53 (S)</text:p>
          </table:table-cell>
          <table:table-cell table:number-columns-repeated="2" table:style-name="ce19" office:value-type="float" office:value="7" calcext:value-type="float">
            <text:p>7</text:p>
          </table:table-cell>
          <table:table-cell table:style-name="ce20" table:formula="of:=DEC2HEX([.F21] + ([.G21] * 32); 2)" office:value-type="string" office:string-value="E7" calcext:value-type="string">
            <text:p>E7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0-Nicolai Jct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Nicolai Jct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Kennecott Main OCC</text:p>
          </table:table-cell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Kennecott Siding OCC</text:p>
          </table:table-cell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izina Block OCC</text:p>
          </table:table-cell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0" calcext:value-type="string">
            <text:p>0x20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1-McCarthy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Strelna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Main 1 McCarthy Block OCC</text:p>
          </table:table-cell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cCarthy CP OCC</text:p>
          </table:table-cell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2 McCarthy Block OCC</text:p>
          </table:table-cell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Gilahina Block OCC</text:p>
          </table:table-cell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1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2-Kuskulana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Kuskulana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Chokosna Block OCC</text:p>
          </table:table-cell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Kuskulana Block OCC</text:p>
          </table:table-cell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Kotsina Block OCC</text:p>
          </table:table-cell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2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3-Strelna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Strelna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N Strelna CP OCC</text:p>
          </table:table-cell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trelna Main OCC</text:p>
          </table:table-cell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trelna Siding OCC</text:p>
          </table:table-cell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Strelna CP OCC</text:p>
          </table:table-cell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3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4-Chitina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Chitina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N Chitina CP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Chitina CP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Chitina Main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Chitina Front Siding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hitina Rear Siding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ird Crossing Block OCC</text:p>
          </table:table-cell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4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5-Abercrombie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Abercrombie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N Abercrombie CP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Abercrombie CP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Abercrombie Main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Abercrombie Siding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pper Rvr Bridge Block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les Glacier Block OCC</text:p>
          </table:table-cell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5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6-Helix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Helix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Bremner Block</text:p>
          </table:table-cell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Tiekel Block</text:p>
          </table:table-cell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Uranatina Block</text:p>
          </table:table-cell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6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7-Alaganik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Alaganik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N Alaganik CP OCC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Alaganik CP OCC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Alaganik Main OCC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Alaganik Siding OCC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heridan Block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dhole Block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ound Island Block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atalla Jct</text:p>
          </table:table-cell>
          <table:table-cell table:formula="of:=[.$C$2]" office:value-type="string" office:string-value="0x27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8-Eyak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Eyak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N Eyak CP OCC</text:p>
          </table:table-cell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Eyak CP OCC</text:p>
          </table:table-cell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Eyak Main OCC</text:p>
          </table:table-cell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Eyak Siding OCC</text:p>
          </table:table-cell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8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29-N Cordova BD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North Cordova Block Detector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2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N Cordova CP Main 1 OCC</text:p>
          </table:table-cell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5] + ([.G5] * 32); 2)" office:value-type="string" office:string-value="06" calcext:value-type="string">
            <text:p>0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Cordova CP Main 2 OCC</text:p>
          </table:table-cell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Cordova-Eyak Main OCC</text:p>
          </table:table-cell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9] + ([.G9] * 32); 2)" office:value-type="string" office:string-value="86" calcext:value-type="string">
            <text:p>8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0] + ([.G10] * 32); 2)" office:value-type="string" office:string-value="A6" calcext:value-type="string">
            <text:p>A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8" table:formula="of:=DEC2HEX([.F11] + ([.G11] * 32); 2)" office:value-type="string" office:string-value="C6" calcext:value-type="string">
            <text:p>C6</text:p>
          </table:table-cell>
          <table:table-cell/>
        </table:table-row>
        <table:table-row table:style-name="ro1">
          <table:table-cell table:style-name="ce5"/>
          <table:table-cell table:number-columns-repeated="2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2] + ([.G12] * 32); 2)" office:value-type="string" office:string-value="E6" calcext:value-type="string">
            <text:p>E6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3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4] + ([.G14] * 32); 2)" office:value-type="string" office:string-value="07" calcext:value-type="string">
            <text:p>0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6] + ([.G16] * 32); 2)" office:value-type="string" office:string-value="47" calcext:value-type="string">
            <text:p>47</text:p>
          </table:table-cell>
          <table:table-cell/>
        </table:table-row>
        <table:table-row table:style-name="ro1">
          <table:table-cell table:number-columns-repeated="3"/>
          <table:table-cell table:formula="of:=[.$C$2]" office:value-type="string" office:string-value="0x29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7] + ([.G17] * 32); 2)" office:value-type="string" office:string-value="67" calcext:value-type="string">
            <text:p>67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5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3-Strelna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Strelna Siding CTC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3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</table:table-row>
        <table:table-row table:style-name="ro1">
          <table:table-cell table:style-name="ce5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S Control Point (east)</text:p>
          </table:table-cell>
          <table:table-cell/>
          <table:table-cell office:value-type="string" calcext:value-type="string">
            <text:p>Strelna Detector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6] + ([.G6] * 32); 2)" office:value-type="string" office:string-value="66" calcext:value-type="string">
            <text:p>6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9" office:value-type="string" calcext:value-type="string">
            <text:p>Main</text:p>
          </table:table-cell>
          <table:table-cell/>
          <table:table-cell office:value-type="string" calcext:value-type="string">
            <text:p>Strelna Detector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7] + ([.G7] * 32); 2)" office:value-type="string" office:string-value="26" calcext:value-type="string">
            <text:p>26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9" office:value-type="string" calcext:value-type="string">
            <text:p>Siding</text:p>
          </table:table-cell>
          <table:table-cell/>
          <table:table-cell office:value-type="string" calcext:value-type="string">
            <text:p>Strelna Detector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8] + ([.G8] * 32); 2)" office:value-type="string" office:string-value="46" calcext:value-type="string">
            <text:p>46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9" office:value-type="string" calcext:value-type="string">
            <text:p>N Control Point (west)</text:p>
          </table:table-cell>
          <table:table-cell/>
          <table:table-cell office:value-type="string" calcext:value-type="string">
            <text:p>Strelna Detector</text:p>
          </table:table-cell>
          <table:table-cell office:value-type="string" calcext:value-type="string">
            <text:p>0x2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9] + ([.G9] * 32); 2)" office:value-type="string" office:string-value="06" calcext:value-type="string">
            <text:p>06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outh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Kotsi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2] + ([.G12] * 32); 2)" office:value-type="string" office:string-value="46" calcext:value-type="string">
            <text:p>46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Third Crossing Block OCC</text:p>
          </table:table-cell>
          <table:table-cell office:value-type="string" calcext:value-type="string">
            <text:p>0x24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3] + ([.G13] * 32); 2)" office:value-type="string" office:string-value="27" calcext:value-type="string">
            <text:p>27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14] + ([.G14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9"/>
          <table:table-cell table:number-columns-repeated="8"/>
        </table:table-row>
        <table:table-row table:style-name="ro1">
          <table:table-cell table:style-name="ce5" office:value-type="string" calcext:value-type="string">
            <text:p>North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Kuskulana Block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7] + ([.G17] * 32); 2)" office:value-type="string" office:string-value="26" calcext:value-type="string">
            <text:p>26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Chokos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8] + ([.G18] * 32); 2)" office:value-type="string" office:string-value="06" calcext:value-type="string">
            <text:p>06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Gilahina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9] + ([.G19] * 32); 2)" office:value-type="string" office:string-value="66" calcext:value-type="string">
            <text:p>66</text:p>
          </table:table-cell>
          <table:table-cell office:value-type="string" calcext:value-type="string">
            <text:p>0x1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S Frog-End Signals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S Points Signal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N Frog-End Signals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N Points Signal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S Adjoining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28] + ([.G28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Adjacent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29] + ([.G29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Adjoining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30] + ([.G30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Adjacent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31] + ([.G31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32] + ([.G32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iding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33] + ([.G33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OS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34] + ([.G34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OS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35] + ([.G35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 OS cleared southboun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37] + ([.G37] * 32); 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cleared northboun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38] + ([.G38] * 32); 2)" office:value-type="string" office:string-value="2B" calcext:value-type="string">
            <text:p>2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not cleare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39] + ([.G39] * 32); 2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40] + ([.G40] * 32); 2)" office:value-type="string" office:string-value="6B" calcext:value-type="string">
            <text:p>6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main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41] + ([.G41] * 32); 2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siding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42] + ([.G42] * 32); 2)" office:value-type="string" office:string-value="AB" calcext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virtual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43] + ([.G43] * 32); 2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adjacent virtual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44] + ([.G44] * 32); 2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 OS cleared southboun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46] + ([.G46] * 32); 2)" office:value-type="string" office:string-value="0C" calcext:value-type="string">
            <text:p>0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cleared northboun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47] + ([.G47] * 32); 2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not cleared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48] + ([.G48] * 32); 2)" office:value-type="string" office:string-value="4C" calcext:value-type="string">
            <text:p>4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49] + ([.G49] * 32); 2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main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50] + ([.G50] * 32); 2)" office:value-type="string" office:string-value="8C" calcext:value-type="string">
            <text:p>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siding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51] + ([.G51] * 32); 2)" office:value-type="string" office:string-value="AC" calcext:value-type="string">
            <text:p>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virtual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52] + ([.G52] * 32); 2)" office:value-type="string" office:string-value="CC" calcext:value-type="string">
            <text:p>C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adjacent virtual OCC</text:p>
          </table:table-cell>
          <table:table-cell table:formula="of:=[.$C$2]" office:value-type="string" office:string-value="0x33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53] + ([.G53] * 32); 2)" office:value-type="string" office:string-value="EC" calcext:value-type="string">
            <text:p>EC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5-Abercrombie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Abercrombie Siding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 0x35</text:p>
          </table:table-cell>
          <table:table-cell/>
          <table:table-cell office:value-type="string" calcext:value-type="string">
            <text:p>0x3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</table:table-row>
        <table:table-row table:style-name="ro1">
          <table:table-cell table:style-name="ce5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S Control Point (east)</text:p>
          </table:table-cell>
          <table:table-cell/>
          <table:table-cell office:value-type="string" calcext:value-type="string">
            <text:p>Abercrombie Detector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9" office:value-type="string" calcext:value-type="string">
            <text:p>Main</text:p>
          </table:table-cell>
          <table:table-cell/>
          <table:table-cell office:value-type="string" calcext:value-type="string">
            <text:p>Abercrombie Detector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9" office:value-type="string" calcext:value-type="string">
            <text:p>Siding</text:p>
          </table:table-cell>
          <table:table-cell/>
          <table:table-cell office:value-type="string" calcext:value-type="string">
            <text:p>Abercrombie Detector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9" office:value-type="string" calcext:value-type="string">
            <text:p>N Control Point (west)</text:p>
          </table:table-cell>
          <table:table-cell/>
          <table:table-cell office:value-type="string" calcext:value-type="string">
            <text:p>Abercrombie Detector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9] + ([.G9] * 32); 2)" office:value-type="string" office:string-value="06" calcext:value-type="string">
            <text:p>06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outh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Aber. Det – Copper Rvr Bridge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2] + ([.G12] * 32); 2)" office:value-type="string" office:string-value="27" calcext:value-type="string">
            <text:p>27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Aber. Det – Miles Glacier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3] + ([.G13] * 32); 2)" office:value-type="string" office:string-value="47" calcext:value-type="string">
            <text:p>47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(will be Katalla Jct. CP)</text:p>
          </table:table-cell>
          <table:table-cell table:number-columns-repeated="5"/>
          <table:table-cell office:value-type="string" calcext:value-type="string">
            <text:p>0x11</text:p>
          </table:table-cell>
        </table:table-row>
        <table:table-row table:style-name="ro1">
          <table:table-cell table:style-name="ce9"/>
          <table:table-cell table:number-columns-repeated="8"/>
        </table:table-row>
        <table:table-row table:style-name="ro1">
          <table:table-cell table:style-name="ce5" office:value-type="string" calcext:value-type="string">
            <text:p>North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Helix Det. - Bremner Block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7] + ([.G17] * 32); 2)" office:value-type="string" office:string-value="06" calcext:value-type="string">
            <text:p>06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Helix Det. - Tiekel Block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8] + ([.G18] * 32); 2)" office:value-type="string" office:string-value="26" calcext:value-type="string">
            <text:p>26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Helix Det. - Uranatina Block</text:p>
          </table:table-cell>
          <table:table-cell office:value-type="string" calcext:value-type="string">
            <text:p>0x2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9] + ([.G19] * 32); 2)" office:value-type="string" office:string-value="46" calcext:value-type="string">
            <text:p>46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S Frog-End Signals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S Points Signal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N Frog-End Signals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N Points Signal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S Adjoining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27] + ([.G27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Adjacent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28] + ([.G28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Adjoining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29] + ([.G29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Adjacent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30] + ([.G30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31] + ([.G31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iding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32] + ([.G32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OS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33] + ([.G33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OS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34] + ([.G34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 OS cleared southboun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36] + ([.G36] * 32); 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cleared northboun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37] + ([.G37] * 32); 2)" office:value-type="string" office:string-value="2B" calcext:value-type="string">
            <text:p>2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not cleare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38] + ([.G38] * 32); 2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39] + ([.G39] * 32); 2)" office:value-type="string" office:string-value="6B" calcext:value-type="string">
            <text:p>6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main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40] + ([.G40] * 32); 2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siding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41] + ([.G41] * 32); 2)" office:value-type="string" office:string-value="AB" calcext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virtual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42] + ([.G42] * 32); 2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adjacent virtual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43] + ([.G43] * 32); 2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 OS cleared southboun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45] + ([.G45] * 32); 2)" office:value-type="string" office:string-value="0C" calcext:value-type="string">
            <text:p>0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cleared northboun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46] + ([.G46] * 32); 2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not cleared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47] + ([.G47] * 32); 2)" office:value-type="string" office:string-value="4C" calcext:value-type="string">
            <text:p>4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48] + ([.G48] * 32); 2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main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49] + ([.G49] * 32); 2)" office:value-type="string" office:string-value="8C" calcext:value-type="string">
            <text:p>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siding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50] + ([.G50] * 32); 2)" office:value-type="string" office:string-value="AC" calcext:value-type="string">
            <text:p>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virtual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51] + ([.G51] * 32); 2)" office:value-type="string" office:string-value="CC" calcext:value-type="string">
            <text:p>C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adjacent virtual OCC</text:p>
          </table:table-cell>
          <table:table-cell table:formula="of:=[.$C$2]" office:value-type="string" office:string-value="0x35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52] + ([.G52] * 32); 2)" office:value-type="string" office:string-value="EC" calcext:value-type="string">
            <text:p>EC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2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6-Katalla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Katalla Junction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 0x36</text:p>
          </table:table-cell>
          <table:table-cell/>
          <table:table-cell office:value-type="string" calcext:value-type="string">
            <text:p>0x3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</table:table-row>
        <table:table-row table:style-name="ro1">
          <table:table-cell table:style-name="ce5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CP Occupancy</text:p>
          </table:table-cell>
          <table:table-cell/>
          <table:table-cell office:value-type="string" calcext:value-type="string">
            <text:p>Alaganik – Katalla Jct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6] + ([.G6] * 32); 2)" office:value-type="string" office:string-value="87" calcext:value-type="string">
            <text:p>87</text:p>
          </table:table-cell>
          <table:table-cell office:value-type="string" calcext:value-type="string">
            <text:p>0x1C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Points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Alaganik – Round Island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9] + ([.G9] * 32); 2)" office:value-type="string" office:string-value="47" calcext:value-type="string">
            <text:p>47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Alaganik Virtual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0] + ([.G10] * 32); 2)" office:value-type="string" office:string-value="CC" calcext:value-type="string">
            <text:p>CC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Alaganik Virtual Adjoining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1] + ([.G11] * 32); 2)" office:value-type="string" office:string-value="EC" calcext:value-type="string">
            <text:p>EC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9"/>
          <table:table-cell table:number-columns-repeated="8"/>
        </table:table-row>
        <table:table-row table:style-name="ro1">
          <table:table-cell table:style-name="ce5" office:value-type="string" calcext:value-type="string">
            <text:p>Main Connected Blocks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Aber. Det – Miles Glacier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4] + ([.G14] * 32); 2)" office:value-type="string" office:string-value="47" calcext:value-type="string">
            <text:p>47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Aber. Det – Copper Rvr Bridge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7" calcext:value-type="string">
            <text:p>27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S OS virtual OCC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6] + ([.G16] * 32); 2)" office:value-type="string" office:string-value="CB" calcext:value-type="string">
            <text:p>CB</text:p>
          </table:table-cell>
          <table:table-cell office:value-type="string" calcext:value-type="string">
            <text:p>0x14</text:p>
          </table:table-cell>
        </table:table-row>
        <table:table-row table:style-name="ro1">
          <table:table-cell table:style-name="ce9"/>
          <table:table-cell table:number-columns-repeated="6"/>
          <table:table-cell table:style-name="ce8"/>
          <table:table-cell/>
        </table:table-row>
        <table:table-row table:style-name="ro1">
          <table:table-cell table:style-name="ce5" office:value-type="string" calcext:value-type="string">
            <text:p>Diverging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19] + ([.G19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20] + ([.G20] * 32); 2)" office:value-type="string" office:string-value="00" calcext:value-type="string">
            <text:p>00</text:p>
          </table:table-cell>
          <table:table-cell office:value-type="string" calcext:value-type="string">
            <text:p>0x16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</table:table-row>
        <table:table-row table:style-name="ro1">
          <table:table-cell table:style-name="ce9"/>
          <table:table-cell table:number-columns-repeated="6"/>
          <table:table-cell table:style-name="ce8"/>
          <table:table-cell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/>
          <table:table-cell table:style-name="ce10"/>
          <table:table-cell table:number-columns-repeated="6"/>
        </table:table-row>
        <table:table-row table:style-name="ro1">
          <table:table-cell table:style-name="ce5"/>
          <table:table-cell/>
          <table:table-cell office:value-type="string" calcext:value-type="string">
            <text:p>Frog-End Signals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Points Signal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OS Section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27] + ([.G27] * 32); 2)" office:value-type="string" office:string-value="08" calcext:value-type="string">
            <text:p>08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Points Virt Adjoining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28] + ([.G28] * 32); 2)" office:value-type="string" office:string-value="28" calcext:value-type="string">
            <text:p>28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Points Virtual Approach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29] + ([.G29] * 32); 2)" office:value-type="string" office:string-value="48" calcext:value-type="string">
            <text:p>48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/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30] + ([.G30] * 32); 2)" office:value-type="string" office:string-value="68" calcext:value-type="string">
            <text:p>68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Virt Adjoining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31] + ([.G31] * 32); 2)" office:value-type="string" office:string-value="88" calcext:value-type="string">
            <text:p>88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Virtual Approach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32] + ([.G32] * 32); 2)" office:value-type="string" office:string-value="A8" calcext:value-type="string">
            <text:p>A8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iding Virt Adjoining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33] + ([.G33] * 32); 2)" office:value-type="string" office:string-value="C8" calcext:value-type="string">
            <text:p>C8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iding Virtual Approach OC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34] + ([.G34] * 32); 2)" office:value-type="string" office:string-value="E8" calcext:value-type="string">
            <text:p>E8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OS cleared southbound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36] + ([.G36] * 32); 2)" office:value-type="string" office:string-value="09" calcext:value-type="string">
            <text:p>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cleared northbound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37] + ([.G37] * 32); 2)" office:value-type="string" office:string-value="29" calcext:value-type="string">
            <text:p>2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not cleared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38] + ([.G38] * 32); 2)" office:value-type="string" office:string-value="49" calcext:value-type="string">
            <text:p>4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unlocked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39] + ([.G39] * 32); 2)" office:value-type="string" office:string-value="69" calcext:value-type="string">
            <text:p>6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points lined main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40] + ([.G40] * 32); 2)" office:value-type="string" office:string-value="89" calcext:value-type="string">
            <text:p>8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S points lined siding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41] + ([.G41] * 32); 2)" office:value-type="string" office:string-value="A9" calcext:value-type="string">
            <text:p>A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42] + ([.G42] * 32); 2)" office:value-type="string" office:string-value="C9" calcext:value-type="string">
            <text:p>C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6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43] + ([.G43] * 32); 2)" office:value-type="string" office:string-value="E9" calcext:value-type="string">
            <text:p>E9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 table:number-rows-repeated="8">
          <table:table-cell table:number-columns-repeated="7"/>
          <table:table-cell table:style-name="ce8"/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2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7-Alaganik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Alaganik Siding CTC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37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</table:table-row>
        <table:table-row table:style-name="ro1">
          <table:table-cell table:style-name="ce5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S Control Point (east)</text:p>
          </table:table-cell>
          <table:table-cell/>
          <table:table-cell office:value-type="string" calcext:value-type="string">
            <text:p>Alaganik Detector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9" office:value-type="string" calcext:value-type="string">
            <text:p>Main</text:p>
          </table:table-cell>
          <table:table-cell/>
          <table:table-cell office:value-type="string" calcext:value-type="string">
            <text:p>Alaganik Detector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9" office:value-type="string" calcext:value-type="string">
            <text:p>Siding</text:p>
          </table:table-cell>
          <table:table-cell/>
          <table:table-cell office:value-type="string" calcext:value-type="string">
            <text:p>Alaganik Detector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9" office:value-type="string" calcext:value-type="string">
            <text:p>N Control Point (west)</text:p>
          </table:table-cell>
          <table:table-cell/>
          <table:table-cell office:value-type="string" calcext:value-type="string">
            <text:p>Alaganik Detector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9] + ([.G9] * 32); 2)" office:value-type="string" office:string-value="06" calcext:value-type="string">
            <text:p>06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outh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Alag Det – Mudhole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2] + ([.G12] * 32); 2)" office:value-type="string" office:string-value="27" calcext:value-type="string">
            <text:p>27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Alag Det – Sheridan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3] + ([.G13] * 32); 2)" office:value-type="string" office:string-value="07" calcext:value-type="string">
            <text:p>07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CP N Eyak Virtual OCC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4] + ([.G14] * 32); 2)" office:value-type="string" office:string-value="CC" calcext:value-type="string">
            <text:p>CC</text:p>
          </table:table-cell>
          <table:table-cell office:value-type="string" calcext:value-type="string">
            <text:p>0x11</text:p>
          </table:table-cell>
        </table:table-row>
        <table:table-row table:style-name="ro1">
          <table:table-cell table:style-name="ce9"/>
          <table:table-cell table:number-columns-repeated="8"/>
        </table:table-row>
        <table:table-row table:style-name="ro1">
          <table:table-cell table:style-name="ce5" office:value-type="string" calcext:value-type="string">
            <text:p>North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Alag Det – Round Island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7] + ([.G17] * 32); 2)" office:value-type="string" office:string-value="47" calcext:value-type="string">
            <text:p>47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(Katalla Jct CP)</text:p>
          </table:table-cell>
          <table:table-cell table:number-columns-repeated="4"/>
          <table:table-cell table:style-name="ce8"/>
          <table:table-cell office:value-type="string" calcext:value-type="string">
            <text:p>0x13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/>
          <table:table-cell office:value-type="string" calcext:value-type="string">
            <text:p>0x1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S Frog-End Signals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S Points Signal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N Frog-End Signals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N Points Signal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S Adjoining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28] + ([.G28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Adjacent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29] + ([.G29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Adjoining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30] + ([.G30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Adjacent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31] + ([.G31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32] + ([.G32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iding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33] + ([.G33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OS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34] + ([.G34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OS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35] + ([.G35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 OS cleared southboun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37] + ([.G37] * 32); 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cleared northboun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38] + ([.G38] * 32); 2)" office:value-type="string" office:string-value="2B" calcext:value-type="string">
            <text:p>2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not cleare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39] + ([.G39] * 32); 2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40] + ([.G40] * 32); 2)" office:value-type="string" office:string-value="6B" calcext:value-type="string">
            <text:p>6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main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41] + ([.G41] * 32); 2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siding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42] + ([.G42] * 32); 2)" office:value-type="string" office:string-value="AB" calcext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virtual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43] + ([.G43] * 32); 2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adjacent virtual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44] + ([.G44] * 32); 2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 OS cleared southboun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46] + ([.G46] * 32); 2)" office:value-type="string" office:string-value="0C" calcext:value-type="string">
            <text:p>0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cleared northboun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47] + ([.G47] * 32); 2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not cleared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48] + ([.G48] * 32); 2)" office:value-type="string" office:string-value="4C" calcext:value-type="string">
            <text:p>4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49] + ([.G49] * 32); 2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main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50] + ([.G50] * 32); 2)" office:value-type="string" office:string-value="8C" calcext:value-type="string">
            <text:p>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siding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51] + ([.G51] * 32); 2)" office:value-type="string" office:string-value="AC" calcext:value-type="string">
            <text:p>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virtual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52] + ([.G52] * 32); 2)" office:value-type="string" office:string-value="CC" calcext:value-type="string">
            <text:p>C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adjacent virtual OCC</text:p>
          </table:table-cell>
          <table:table-cell table:formula="of:=[.$C$2]" office:value-type="string" office:string-value="0x37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53] + ([.G53] * 32); 2)" office:value-type="string" office:string-value="EC" calcext:value-type="string">
            <text:p>EC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38-Eyak CTC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row table:style-name="ro1">
          <table:table-cell table:style-name="ce5" office:value-type="string" calcext:value-type="string">
            <text:p>Name: Eyak Siding CTC</text:p>
          </table:table-cell>
          <table:table-cell table:number-columns-repeated="8"/>
        </table:table-row>
        <table:table-row table:style-name="ro1">
          <table:table-cell table:style-name="ce5" office:value-type="string" calcext:value-type="string">
            <text:p>MRBus Address:</text:p>
          </table:table-cell>
          <table:table-cell/>
          <table:table-cell table:style-name="ce5" office:value-type="string" calcext:value-type="string">
            <text:p>0x38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</table:table-row>
        <table:table-row table:style-name="ro1">
          <table:table-cell table:style-name="ce5" office:value-type="string" calcext:value-type="string">
            <text:p>CP Internal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S Control Point (east)</text:p>
          </table:table-cell>
          <table:table-cell/>
          <table:table-cell office:value-type="string" calcext:value-type="string">
            <text:p>Eyak Detector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6] + ([.G6] * 32); 2)" office:value-type="string" office:string-value="26" calcext:value-type="string">
            <text:p>26</text:p>
          </table:table-cell>
          <table:table-cell office:value-type="string" calcext:value-type="string">
            <text:p>0x18</text:p>
          </table:table-cell>
        </table:table-row>
        <table:table-row table:style-name="ro1">
          <table:table-cell table:style-name="ce9" office:value-type="string" calcext:value-type="string">
            <text:p>Main</text:p>
          </table:table-cell>
          <table:table-cell/>
          <table:table-cell office:value-type="string" calcext:value-type="string">
            <text:p>Eyak Detector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7] + ([.G7] * 32); 2)" office:value-type="string" office:string-value="46" calcext:value-type="string">
            <text:p>46</text:p>
          </table:table-cell>
          <table:table-cell office:value-type="string" calcext:value-type="string">
            <text:p>0x1A</text:p>
          </table:table-cell>
        </table:table-row>
        <table:table-row table:style-name="ro1">
          <table:table-cell table:style-name="ce9" office:value-type="string" calcext:value-type="string">
            <text:p>Siding</text:p>
          </table:table-cell>
          <table:table-cell/>
          <table:table-cell office:value-type="string" calcext:value-type="string">
            <text:p>Eyak Detector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8] + ([.G8] * 32); 2)" office:value-type="string" office:string-value="66" calcext:value-type="string">
            <text:p>66</text:p>
          </table:table-cell>
          <table:table-cell office:value-type="string" calcext:value-type="string">
            <text:p>0x1B</text:p>
          </table:table-cell>
        </table:table-row>
        <table:table-row table:style-name="ro1">
          <table:table-cell table:style-name="ce9" office:value-type="string" calcext:value-type="string">
            <text:p>N Control Point (west)</text:p>
          </table:table-cell>
          <table:table-cell/>
          <table:table-cell office:value-type="string" calcext:value-type="string">
            <text:p>Eyak Detector</text:p>
          </table:table-cell>
          <table:table-cell office:value-type="string" calcext:value-type="string">
            <text:p>0x2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9] + ([.G9] * 32); 2)" office:value-type="string" office:string-value="06" calcext:value-type="string">
            <text:p>06</text:p>
          </table:table-cell>
          <table:table-cell office:value-type="string" calcext:value-type="string">
            <text:p>0x1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South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Cordova-Eyak Main OCC</text:p>
          </table:table-cell>
          <table:table-cell office:value-type="string" calcext:value-type="string">
            <text:p>0x29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2] + ([.G12] * 32); 2)" office:value-type="string" office:string-value="46" calcext:value-type="string">
            <text:p>46</text:p>
          </table:table-cell>
          <table:table-cell office:value-type="string" calcext:value-type="string">
            <text:p>0x12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13] + ([.G13] * 32); 2)" office:value-type="string" office:string-value="00" calcext:value-type="string">
            <text:p>00</text:p>
          </table:table-cell>
          <table:table-cell office:value-type="string" calcext:value-type="string">
            <text:p>0x10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7"/>
          <table:table-cell office:value-type="string" calcext:value-type="string">
            <text:p>0x11</text:p>
          </table:table-cell>
        </table:table-row>
        <table:table-row table:style-name="ro1">
          <table:table-cell table:style-name="ce9"/>
          <table:table-cell table:number-columns-repeated="8"/>
        </table:table-row>
        <table:table-row table:style-name="ro1">
          <table:table-cell table:style-name="ce5" office:value-type="string" calcext:value-type="string">
            <text:p>North Connected Blocks</text:p>
          </table:table-cell>
          <table:table-cell table:number-columns-repeated="8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Sheridan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7] + ([.G17] * 32); 2)" office:value-type="string" office:string-value="27" calcext:value-type="string">
            <text:p>27</text:p>
          </table:table-cell>
          <table:table-cell office:value-type="string" calcext:value-type="string">
            <text:p>0x15</text:p>
          </table:table-cell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Mudhole Block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8] + ([.G18] * 32); 2)" office:value-type="string" office:string-value="07" calcext:value-type="string">
            <text:p>07</text:p>
          </table:table-cell>
          <table:table-cell office:value-type="string" calcext:value-type="string">
            <text:p>0x13</text:p>
          </table:table-cell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S CP Alaganik virtual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9] + ([.G19] * 32); 2)" office:value-type="string" office:string-value="CB" calcext:value-type="string">
            <text:p>CB</text:p>
          </table:table-cell>
          <table:table-cell office:value-type="string" calcext:value-type="string">
            <text:p>0x14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5" office:value-type="string" calcext:value-type="string">
            <text:p>Status Event Provides</text:p>
          </table:table-cell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S Frog-End Signals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S Points Signal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N Frog-End Signals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5"/>
          <table:table-cell/>
          <table:table-cell office:value-type="string" calcext:value-type="string">
            <text:p>N Points Signal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style-name="ce5"/>
          <table:table-cell/>
          <table:table-cell office:value-type="string" calcext:value-type="string">
            <text:p>S Adjoining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28] + ([.G28] * 32); 2)" office:value-type="string" office:string-value="0A" calcext:value-type="string">
            <text:p>0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Adjacent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29] + ([.G29] * 32); 2)" office:value-type="string" office:string-value="2A" calcext:value-type="string">
            <text:p>2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Adjoining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30] + ([.G30] * 32); 2)" office:value-type="string" office:string-value="4A" calcext:value-type="string">
            <text:p>4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Adjacent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31] + ([.G31] * 32); 2)" office:value-type="string" office:string-value="6A" calcext:value-type="string">
            <text:p>6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Main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32] + ([.G32] * 32); 2)" office:value-type="string" office:string-value="8A" calcext:value-type="string">
            <text:p>8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iding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33] + ([.G33] * 32); 2)" office:value-type="string" office:string-value="AA" calcext:value-type="string">
            <text:p>A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S OS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34] + ([.G34] * 32); 2)" office:value-type="string" office:string-value="CA" calcext:value-type="string">
            <text:p>CA</text:p>
          </table:table-cell>
          <table:table-cell/>
        </table:table-row>
        <table:table-row table:style-name="ro1">
          <table:table-cell table:style-name="ce5"/>
          <table:table-cell/>
          <table:table-cell office:value-type="string" calcext:value-type="string">
            <text:p>N OS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35] + ([.G35] * 32); 2)" office:value-type="string" office:string-value="EA" calcext:value-type="string">
            <text:p>EA</text:p>
          </table:table-cell>
          <table:table-cell/>
        </table:table-row>
        <table:table-row table:style-name="ro1">
          <table:table-cell table:style-name="ce5"/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 OS cleared southboun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37] + ([.G37] * 32); 2)" office:value-type="string" office:string-value="0B" calcext:value-type="string">
            <text:p>0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cleared northboun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38] + ([.G38] * 32); 2)" office:value-type="string" office:string-value="2B" calcext:value-type="string">
            <text:p>2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not cleare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39] + ([.G39] * 32); 2)" office:value-type="string" office:string-value="4B" calcext:value-type="string">
            <text:p>4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40] + ([.G40] * 32); 2)" office:value-type="string" office:string-value="6B" calcext:value-type="string">
            <text:p>6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main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41] + ([.G41] * 32); 2)" office:value-type="string" office:string-value="8B" calcext:value-type="string">
            <text:p>8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points lined siding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42] + ([.G42] * 32); 2)" office:value-type="string" office:string-value="AB" calcext:value-type="string">
            <text:p>A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virtual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43] + ([.G43] * 32); 2)" office:value-type="string" office:string-value="CB" calcext:value-type="string">
            <text:p>CB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 OS adjacent virtual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44] + ([.G44] * 32); 2)" office:value-type="string" office:string-value="EB" calcext:value-type="string">
            <text:p>EB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 OS cleared southboun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46] + ([.G46] * 32); 2)" office:value-type="string" office:string-value="0C" calcext:value-type="string">
            <text:p>0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cleared northboun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47] + ([.G47] * 32); 2)" office:value-type="string" office:string-value="2C" calcext:value-type="string">
            <text:p>2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not cleared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48] + ([.G48] * 32); 2)" office:value-type="string" office:string-value="4C" calcext:value-type="string">
            <text:p>4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/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49] + ([.G49] * 32); 2)" office:value-type="string" office:string-value="6C" calcext:value-type="string">
            <text:p>6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main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50] + ([.G50] * 32); 2)" office:value-type="string" office:string-value="8C" calcext:value-type="string">
            <text:p>8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points lined siding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51] + ([.G51] * 32); 2)" office:value-type="string" office:string-value="AC" calcext:value-type="string">
            <text:p>A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virtual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52] + ([.G52] * 32); 2)" office:value-type="string" office:string-value="CC" calcext:value-type="string">
            <text:p>CC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 OS adjacent virtual OCC</text:p>
          </table:table-cell>
          <table:table-cell table:formula="of:=[.$C$2]" office:value-type="string" office:string-value="0x38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53] + ([.G53] * 32); 2)" office:value-type="string" office:string-value="EC" calcext:value-type="string">
            <text:p>EC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7" office:value-type="string" calcext:value-type="string">
            <text:p>*Note: <text:s/>All mrbus nodes deal with signals in east/west – for the CRNW, south is east</text:p>
          </table:table-cell>
          <table:table-cell table:number-columns-repeated="8"/>
        </table:table-row>
        <table:table-row table:style-name="ro1" table:number-rows-repeated="1048519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0x40-Miles Glacier AB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column table:style-name="co4" table:default-cell-style-name="Default"/>
        <table:table-row table:style-name="ro1">
          <table:table-cell table:style-name="ce5" office:value-type="string" calcext:value-type="string">
            <text:p>Name: Miles Glacier ABS Intermediate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MRBus Address: 0x4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6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Conf</text:p>
            <text:p>Addr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Signal 1</text:p>
          </table:table-cell>
          <table:table-cell/>
          <table:table-cell office:value-type="string" calcext:value-type="string">
            <text:p>North Fascia Repeater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2</text:p>
          </table:table-cell>
          <table:table-cell/>
          <table:table-cell office:value-type="string" calcext:value-type="string">
            <text:p>South Fascia Repeater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3</text:p>
          </table:table-cell>
          <table:table-cell table:number-columns-repeated="2"/>
          <table:table-cell office:value-type="string" calcext:value-type="string">
            <text:p>0x42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4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Signal 1 – Southbound Fascia Reptr</text:p>
          </table:table-cell>
          <table:table-cell table:number-columns-repeated="2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  <table:table-cell table:style-name="ce5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Aber. Det – Miles Glacier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8" table:formula="of:=DEC2HEX([.F12] + ([.G12] * 32); 2)" office:value-type="string" office:string-value="47" calcext:value-type="string">
            <text:p>47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Katalla Jct Main Adjacent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8" table:formula="of:=DEC2HEX([.F13] + ([.G13] * 32); 2)" office:value-type="string" office:string-value="88" calcext:value-type="string">
            <text:p>88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Katalla Jct Main Approach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8" table:formula="of:=DEC2HEX([.F14] + ([.G14] * 32); 2)" office:value-type="string" office:string-value="A8" calcext:value-type="string">
            <text:p>A8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/>
          <table:table-cell office:value-type="string" calcext:value-type="string">
            <text:p>Katalla Jct lined northbound</text:p>
          </table:table-cell>
          <table:table-cell office:value-type="string" calcext:value-type="string">
            <text:p>0x36</text:p>
          </table:table-cell>
          <table:table-cell office:value-type="string" calcext:value-type="string">
            <text:p>0x53 (S)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9" calcext:value-type="string">
            <text:p>29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9"/>
          <table:table-cell table:number-columns-repeated="9"/>
        </table:table-row>
        <table:table-row table:style-name="ro1">
          <table:table-cell table:style-name="ce5" office:value-type="string" calcext:value-type="string">
            <text:p>Signal 2 – Northbound Fascia Reptr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Aber. Det – Copper Rvr Bridge Block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8] + ([.G18] * 32); 2)" office:value-type="string" office:string-value="27" calcext:value-type="string">
            <text:p>27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S Abercrombie virtual OCC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9] + ([.G19] * 32); 2)" office:value-type="string" office:string-value="CB" calcext:value-type="string">
            <text:p>CB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S Abercrombie virtual adj OCC</text:p>
          </table:table-cell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20] + ([.G20] * 32); 2)" office:value-type="string" office:string-value="EB" calcext:value-type="string">
            <text:p>EB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2"/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21] + ([.G21] * 32); 2)" office:value-type="string" office:string-value="0B" calcext:value-type="string">
            <text:p>0B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Signal 3 – </text:p>
          </table:table-cell>
          <table:table-cell table:number-columns-repeated="2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  <table:table-cell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9"/>
          <table:table-cell table:number-columns-repeated="9"/>
        </table:table-row>
        <table:table-row table:style-name="ro1">
          <table:table-cell table:style-name="ce5" office:value-type="string" calcext:value-type="string">
            <text:p>Signal 4 – 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30] + ([.G30] * 32); 2)" office:value-type="string" office:string-value="00" calcext:value-type="string">
            <text:p>00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31] + ([.G31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32] + ([.G32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33] + ([.G33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0x41-Kuskulana AB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column table:style-name="co4" table:default-cell-style-name="Default"/>
        <table:table-row table:style-name="ro1">
          <table:table-cell table:style-name="ce5" office:value-type="string" calcext:value-type="string">
            <text:p>Name: Kuskulana ABS Intermediate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MRBus Address: 0x4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6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Conf</text:p>
            <text:p>Addr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Signal 1</text:p>
          </table:table-cell>
          <table:table-cell/>
          <table:table-cell office:value-type="string" calcext:value-type="string">
            <text:p>North Fascia Repeater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2</text:p>
          </table:table-cell>
          <table:table-cell/>
          <table:table-cell office:value-type="string" calcext:value-type="string">
            <text:p>South Fascia Repeater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3</text:p>
          </table:table-cell>
          <table:table-cell table:number-columns-repeated="2"/>
          <table:table-cell office:value-type="string" calcext:value-type="string">
            <text:p>0x42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4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Signal 1 – Southbound Fascia Reptr</text:p>
          </table:table-cell>
          <table:table-cell table:number-columns-repeated="2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  <table:table-cell table:style-name="ce5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Kuskulana Block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2] + ([.G12] * 32); 2)" office:value-type="string" office:string-value="26" calcext:value-type="string">
            <text:p>26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N CP Strelna Virtual OCC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3] + ([.G13] * 32); 2)" office:value-type="string" office:string-value="CC" calcext:value-type="string">
            <text:p>CC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N CP Strelna Adjacent Virtual OCC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4] + ([.G14] * 32); 2)" office:value-type="string" office:string-value="EC" calcext:value-type="string">
            <text:p>EC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7"/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9"/>
          <table:table-cell table:number-columns-repeated="9"/>
        </table:table-row>
        <table:table-row table:style-name="ro1">
          <table:table-cell table:style-name="ce5" office:value-type="string" calcext:value-type="string">
            <text:p>Signal 2 – Northbound Fascia Reptr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Chokos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8] + ([.G18] * 32); 2)" office:value-type="string" office:string-value="06" calcext:value-type="string">
            <text:p>06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Gilahina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9] + ([.G19] * 32); 2)" office:value-type="string" office:string-value="66" calcext:value-type="string">
            <text:p>66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2"/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20] + ([.G20] * 32); 2)" office:value-type="string" office:string-value="EB" calcext:value-type="string">
            <text:p>EB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2"/>
          <table:table-cell office:value-type="string" calcext:value-type="string">
            <text:p>0x35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21] + ([.G21] * 32); 2)" office:value-type="string" office:string-value="0B" calcext:value-type="string">
            <text:p>0B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Signal 3 – </text:p>
          </table:table-cell>
          <table:table-cell table:number-columns-repeated="2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  <table:table-cell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9"/>
          <table:table-cell table:number-columns-repeated="9"/>
        </table:table-row>
        <table:table-row table:style-name="ro1">
          <table:table-cell table:style-name="ce5" office:value-type="string" calcext:value-type="string">
            <text:p>Signal 4 – 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30] + ([.G30] * 32); 2)" office:value-type="string" office:string-value="00" calcext:value-type="string">
            <text:p>00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31] + ([.G31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32] + ([.G32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33] + ([.G33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0x42-Gilahina AB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column table:style-name="co4" table:default-cell-style-name="Default"/>
        <table:table-row table:style-name="ro1">
          <table:table-cell table:style-name="ce5" office:value-type="string" calcext:value-type="string">
            <text:p>Name: Gilahina ABS Intermediate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MRBus Address: 0x4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6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Conf</text:p>
            <text:p>Addr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Signal 1</text:p>
          </table:table-cell>
          <table:table-cell/>
          <table:table-cell office:value-type="string" calcext:value-type="string">
            <text:p>Southbound Fascia Repeater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2</text:p>
          </table:table-cell>
          <table:table-cell/>
          <table:table-cell office:value-type="string" calcext:value-type="string">
            <text:p>Northbound Fascia Repeater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3</text:p>
          </table:table-cell>
          <table:table-cell table:number-columns-repeated="2"/>
          <table:table-cell office:value-type="string" calcext:value-type="string">
            <text:p>0x42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4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Signal 1 – Southbound Fascia Reptr</text:p>
          </table:table-cell>
          <table:table-cell table:number-columns-repeated="2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  <table:table-cell table:style-name="ce5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Chokosna block OCC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2] + ([.G12] * 32); 2)" office:value-type="string" office:string-value="06" calcext:value-type="string">
            <text:p>06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Kuskulana Block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3] + ([.G13] * 32); 2)" office:value-type="string" office:string-value="26" calcext:value-type="string">
            <text:p>26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N CP Strelna Virtual OCC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4] + ([.G14] * 32); 2)" office:value-type="string" office:string-value="CC" calcext:value-type="string">
            <text:p>CC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/>
          <table:table-cell office:value-type="string" calcext:value-type="string">
            <text:p>N CP Strelna lined northboudn</text:p>
          </table:table-cell>
          <table:table-cell office:value-type="string" calcext:value-type="string">
            <text:p>0x33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5] + ([.G15] * 32); 2)" office:value-type="string" office:string-value="2C" calcext:value-type="string">
            <text:p>2C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9"/>
          <table:table-cell table:number-columns-repeated="9"/>
        </table:table-row>
        <table:table-row table:style-name="ro1">
          <table:table-cell table:style-name="ce5" office:value-type="string" calcext:value-type="string">
            <text:p>Signal 2 – Northbound Fascia Reptr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Gilahina block OCC</text:p>
          </table:table-cell>
          <table:table-cell office:value-type="string" calcext:value-type="string">
            <text:p>0x21</text:p>
          </table:table-cell>
          <table:table-cell office:value-type="string" calcext:value-type="string">
            <text:p>0x53 (S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8" table:formula="of:=DEC2HEX([.F18] + ([.G18] * 32); 2)" office:value-type="string" office:string-value="66" calcext:value-type="string">
            <text:p>66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2"/>
          <table:table-cell table:style-name="Default" table:number-columns-repeated="4"/>
          <table:table-cell/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20] + ([.G20] * 32); 2)" office:value-type="string" office:string-value="00" calcext:value-type="string">
            <text:p>00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Signal 3 – </text:p>
          </table:table-cell>
          <table:table-cell table:number-columns-repeated="2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  <table:table-cell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9"/>
          <table:table-cell table:number-columns-repeated="9"/>
        </table:table-row>
        <table:table-row table:style-name="ro1">
          <table:table-cell table:style-name="ce5" office:value-type="string" calcext:value-type="string">
            <text:p>Signal 4 – 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30] + ([.G30] * 32); 2)" office:value-type="string" office:string-value="00" calcext:value-type="string">
            <text:p>00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31] + ([.G31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32] + ([.G32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33] + ([.G33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0x43-Scott Creek AB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column table:style-name="co13" table:default-cell-style-name="ce2"/>
        <table:table-column table:style-name="co4" table:default-cell-style-name="Default"/>
        <table:table-row table:style-name="ro1">
          <table:table-cell table:style-name="ce5" office:value-type="string" calcext:value-type="string">
            <text:p>Name: Scott Creek ABS Intermediate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MRBus Address: 0x4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6">
          <table:table-cell table:style-name="ce5" office:value-type="string" calcext:value-type="string">
            <text:p>Virtual Input Connections</text:p>
          </table:table-cell>
          <table:table-cell table:style-name="ce5"/>
          <table:table-cell table:style-name="ce5" office:value-type="string" calcext:value-type="string">
            <text:p>Desc</text:p>
          </table:table-cell>
          <table:table-cell table:style-name="ce3" office:value-type="string" calcext:value-type="string">
            <text:p>Conf</text:p>
            <text:p>Addr</text:p>
          </table:table-cell>
          <table:table-cell table:style-name="Default" office:value-type="string" calcext:value-type="string">
            <text:p>Value</text:p>
          </table:table-cell>
          <table:table-cell table:style-name="Default" table:number-columns-repeated="2"/>
          <table:table-cell/>
          <table:table-cell table:style-name="Default"/>
          <table:table-cell/>
        </table:table-row>
        <table:table-row table:style-name="ro1">
          <table:table-cell table:style-name="ce5" office:value-type="string" calcext:value-type="string">
            <text:p>Configuration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Signal 1</text:p>
          </table:table-cell>
          <table:table-cell/>
          <table:table-cell office:value-type="string" calcext:value-type="string">
            <text:p>Southbound Fascia Repeater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2</text:p>
          </table:table-cell>
          <table:table-cell/>
          <table:table-cell office:value-type="string" calcext:value-type="string">
            <text:p>Northbound Fascia Repeater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00</text:p>
          </table:table-cell>
          <table:table-cell table:number-columns-repeated="2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3</text:p>
          </table:table-cell>
          <table:table-cell table:number-columns-repeated="2"/>
          <table:table-cell office:value-type="string" calcext:value-type="string">
            <text:p>0x42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style-name="ce9" office:value-type="string" calcext:value-type="string">
            <text:p>Signal 4</text:p>
          </table:table-cell>
          <table:table-cell table:number-columns-repeated="2"/>
          <table:table-cell office:value-type="string" calcext:value-type="string">
            <text:p>0x43</text:p>
          </table:table-cell>
          <table:table-cell table:number-columns-repeated="3"/>
          <table:table-cell table:style-name="ce8"/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Signal 1 – Southbound Fascia Reptr</text:p>
          </table:table-cell>
          <table:table-cell table:number-columns-repeated="2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  <table:table-cell table:style-name="ce5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Sheridan block OCC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DEC2HEX([.F12] + ([.G12] * 32); 2)" office:value-type="string" office:string-value="07" calcext:value-type="string">
            <text:p>07</text:p>
          </table:table-cell>
          <table:table-cell office:value-type="string" calcext:value-type="string">
            <text:p>0x10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N Eyak Virtual OCC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3] + ([.G13] * 32); 2)" office:value-type="string" office:string-value="CC" calcext:value-type="string">
            <text:p>CC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N Eyak Virtual Approach OCC</text:p>
          </table:table-cell>
          <table:table-cell office:value-type="string" calcext:value-type="string">
            <text:p>0x38</text:p>
          </table:table-cell>
          <table:table-cell office:value-type="string" calcext:value-type="string">
            <text:p>0x53 (S)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14] + ([.G14] * 32); 2)" office:value-type="string" office:string-value="EC" calcext:value-type="string">
            <text:p>EC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15] + ([.G15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9"/>
          <table:table-cell table:number-columns-repeated="9"/>
        </table:table-row>
        <table:table-row table:style-name="ro1">
          <table:table-cell table:style-name="ce5" office:value-type="string" calcext:value-type="string">
            <text:p>Signal 2 – Northbound Fascia Reptr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/>
          <table:table-cell office:value-type="string" calcext:value-type="string">
            <text:p>Mudhole block OCC</text:p>
          </table:table-cell>
          <table:table-cell office:value-type="string" calcext:value-type="string">
            <text:p>0x27</text:p>
          </table:table-cell>
          <table:table-cell office:value-type="string" calcext:value-type="string">
            <text:p>0x53 (S)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8" table:formula="of:=DEC2HEX([.F18] + ([.G18] * 32); 2)" office:value-type="string" office:string-value="27" calcext:value-type="string">
            <text:p>27</text:p>
          </table:table-cell>
          <table:table-cell office:value-type="string" calcext:value-type="string">
            <text:p>0x14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/>
          <table:table-cell office:value-type="string" calcext:value-type="string">
            <text:p>S Alaganik Virtual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8" table:formula="of:=DEC2HEX([.F19] + ([.G19] * 32); 2)" office:value-type="string" office:string-value="CB" calcext:value-type="string">
            <text:p>CB</text:p>
          </table:table-cell>
          <table:table-cell office:value-type="string" calcext:value-type="string">
            <text:p>0x15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/>
          <table:table-cell office:value-type="string" calcext:value-type="string">
            <text:p>S Alaganik Virtual Approach OCC</text:p>
          </table:table-cell>
          <table:table-cell office:value-type="string" calcext:value-type="string">
            <text:p>0x37</text:p>
          </table:table-cell>
          <table:table-cell office:value-type="string" calcext:value-type="string">
            <text:p>0x53 (S)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style-name="ce8" table:formula="of:=DEC2HEX([.F20] + ([.G20] * 32); 2)" office:value-type="string" office:string-value="EB" calcext:value-type="string">
            <text:p>EB</text:p>
          </table:table-cell>
          <table:table-cell office:value-type="string" calcext:value-type="string">
            <text:p>0x16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21] + ([.G21] * 32); 2)" office:value-type="string" office:string-value="00" calcext:value-type="string">
            <text:p>00</text:p>
          </table:table-cell>
          <table:table-cell office:value-type="string" calcext:value-type="string">
            <text:p>0x17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calcext:value-type="string">
            <text:p>Signal 3 – </text:p>
          </table:table-cell>
          <table:table-cell table:number-columns-repeated="2"/>
          <table:table-cell table:style-name="ce3" office:value-type="string" calcext:value-type="string">
            <text:p>Addr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Byte</text:p>
          </table:table-cell>
          <table:table-cell table:style-name="ce3" office:value-type="string" calcext:value-type="string">
            <text:p>Bit</text:p>
          </table:table-cell>
          <table:table-cell table:style-name="ce5" office:value-type="string" calcext:value-type="string">
            <text:p>Calc BB</text:p>
          </table:table-cell>
          <table:table-cell table:style-name="ce3" office:value-type="string" calcext:value-type="string">
            <text:p>EEP Base</text:p>
          </table:table-cell>
          <table:table-cell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24] + ([.G24] * 32); 2)" office:value-type="string" office:string-value="00" calcext:value-type="string">
            <text:p>00</text:p>
          </table:table-cell>
          <table:table-cell office:value-type="string" calcext:value-type="string">
            <text:p>0x18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25] + ([.G25] * 32); 2)" office:value-type="string" office:string-value="00" calcext:value-type="string">
            <text:p>00</text:p>
          </table:table-cell>
          <table:table-cell office:value-type="string" calcext:value-type="string">
            <text:p>0x11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26] + ([.G26] * 32); 2)" office:value-type="string" office:string-value="00" calcext:value-type="string">
            <text:p>00</text:p>
          </table:table-cell>
          <table:table-cell office:value-type="string" calcext:value-type="string">
            <text:p>0x12</text:p>
          </table:table-cell>
          <table:table-cell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27] + ([.G27] * 32); 2)" office:value-type="string" office:string-value="00" calcext:value-type="string">
            <text:p>00</text:p>
          </table:table-cell>
          <table:table-cell office:value-type="string" calcext:value-type="string">
            <text:p>0x13</text:p>
          </table:table-cell>
          <table:table-cell/>
        </table:table-row>
        <table:table-row table:style-name="ro1">
          <table:table-cell table:style-name="ce9"/>
          <table:table-cell table:number-columns-repeated="9"/>
        </table:table-row>
        <table:table-row table:style-name="ro1">
          <table:table-cell table:style-name="ce5" office:value-type="string" calcext:value-type="string">
            <text:p>Signal 4 – </text:p>
          </table:table-cell>
          <table:table-cell table:number-columns-repeated="9"/>
        </table:table-row>
        <table:table-row table:style-name="ro1">
          <table:table-cell table:style-name="ce9" office:value-type="string" calcext:value-type="string">
            <text:p>Adjacent</text:p>
          </table:table-cell>
          <table:table-cell table:number-columns-repeated="6"/>
          <table:table-cell table:style-name="ce8" table:formula="of:=DEC2HEX([.F30] + ([.G30] * 32); 2)" office:value-type="string" office:string-value="00" calcext:value-type="string">
            <text:p>00</text:p>
          </table:table-cell>
          <table:table-cell office:value-type="string" calcext:value-type="string">
            <text:p>0x1C</text:p>
          </table:table-cell>
          <table:table-cell/>
        </table:table-row>
        <table:table-row table:style-name="ro1">
          <table:table-cell table:style-name="ce9" office:value-type="string" calcext:value-type="string">
            <text:p>Approach 1</text:p>
          </table:table-cell>
          <table:table-cell table:number-columns-repeated="6"/>
          <table:table-cell table:style-name="ce8" table:formula="of:=DEC2HEX([.F31] + ([.G31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Approach 2</text:p>
          </table:table-cell>
          <table:table-cell table:number-columns-repeated="6"/>
          <table:table-cell table:style-name="ce8" table:formula="of:=DEC2HEX([.F32] + ([.G32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Tumbledown</text:p>
          </table:table-cell>
          <table:table-cell table:number-columns-repeated="6"/>
          <table:table-cell table:style-name="ce8" table:formula="of:=DEC2HEX([.F33] + ([.G33] * 32); 2)" office:value-type="string" office:string-value="00" calcext:value-type="string">
            <text:p>00</text:p>
          </table:table-cell>
          <table:table-cell table:number-columns-repeated="2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 style:data-style-name="N2" text:time-value="11:42:45.9415871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9T15:39:04.830590093</meta:creation-date>
    <dc:date>2020-12-22T12:06:49.727045003</dc:date>
    <meta:editing-duration>P4DT20H12M40S</meta:editing-duration>
    <meta:editing-cycles>53</meta:editing-cycles>
    <meta:generator>LibreOffice/6.0.7.3$Linux_X86_64 LibreOffice_project/00m0$Build-3</meta:generator>
    <meta:print-date>2020-12-21T21:22:43.108683571</meta:print-date>
    <meta:document-statistic meta:table-count="21" meta:cell-count="2478" meta:object-count="0"/>
  </office:meta>
</office:document-meta>
</file>